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0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11 年1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34797" table:style-name="ce13">
            <text:p>234,797</text:p>
          </table:table-cell>
          <table:table-cell office:value-type="float" office:value="118098" table:style-name="ce13">
            <text:p>118,098</text:p>
          </table:table-cell>
          <table:table-cell office:value-type="float" office:value="1700" table:style-name="ce13">
            <text:p>1,700</text:p>
          </table:table-cell>
          <table:table-cell office:value-type="float" office:value="1406" table:style-name="ce13">
            <text:p>1,406</text:p>
          </table:table-cell>
          <table:table-cell office:value-type="float" office:value="168298" table:style-name="ce13">
            <text:p>168,298</text:p>
          </table:table-cell>
          <table:table-cell office:value-type="float" office:value="44367" table:style-name="ce13">
            <text:p>44,367</text:p>
          </table:table-cell>
          <table:table-cell office:value-type="float" office:value="748910" table:style-name="ce13">
            <text:p>748,910</text:p>
          </table:table-cell>
          <table:table-cell office:value-type="float" office:value="491" table:style-name="ce13">
            <text:p>491</text:p>
          </table:table-cell>
          <table:table-cell office:value-type="float" office:value="0.09" table:style-name="ce14">
            <text:p>0.09</text:p>
          </table:table-cell>
          <table:table-cell office:value-type="float" office:value="0.03" table:style-name="ce14">
            <text:p>0.03</text:p>
          </table:table-cell>
          <table:table-cell office:value-type="float" office:value="1311.52" table:style-name="ce14">
            <text:p>1,311.52</text:p>
          </table:table-cell>
          <table:table-cell office:value-type="float" office:value="632" table:style-name="ce13">
            <text:p>632</text:p>
          </table:table-cell>
          <table:table-cell office:value-type="float" office:value="632" table:style-name="ce13">
            <text:p>63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57454" table:style-name="ce13">
            <text:p>357,454</text:p>
          </table:table-cell>
          <table:table-cell office:value-type="float" office:value="148261" table:style-name="ce13">
            <text:p>148,261</text:p>
          </table:table-cell>
          <table:table-cell office:value-type="float" office:value="2458" table:style-name="ce13">
            <text:p>2,458</text:p>
          </table:table-cell>
          <table:table-cell office:value-type="float" office:value="2023" table:style-name="ce13">
            <text:p>2,023</text:p>
          </table:table-cell>
          <table:table-cell office:value-type="float" office:value="352335" table:style-name="ce13">
            <text:p>352,335</text:p>
          </table:table-cell>
          <table:table-cell office:value-type="float" office:value="85701" table:style-name="ce13">
            <text:p>85,701</text:p>
          </table:table-cell>
          <table:table-cell office:value-type="float" office:value="814387" table:style-name="ce13">
            <text:p>814,387</text:p>
          </table:table-cell>
          <table:table-cell office:value-type="float" office:value="750" table:style-name="ce13">
            <text:p>750</text:p>
          </table:table-cell>
          <table:table-cell office:value-type="float" office:value="0.2" table:style-name="ce14">
            <text:p>0.20</text:p>
          </table:table-cell>
          <table:table-cell office:value-type="float" office:value="0.15" table:style-name="ce14">
            <text:p>0.15</text:p>
          </table:table-cell>
          <table:table-cell office:value-type="float" office:value="1320.11" table:style-name="ce14">
            <text:p>1,320.11</text:p>
          </table:table-cell>
          <table:table-cell office:value-type="float" office:value="2074" table:style-name="ce13">
            <text:p>2,074</text:p>
          </table:table-cell>
          <table:table-cell office:value-type="float" office:value="2074" table:style-name="ce13">
            <text:p>2,07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638045" table:style-name="ce13">
            <text:p>638,045</text:p>
          </table:table-cell>
          <table:table-cell office:value-type="float" office:value="385450" table:style-name="ce13">
            <text:p>385,450</text:p>
          </table:table-cell>
          <table:table-cell office:value-type="float" office:value="5657" table:style-name="ce13">
            <text:p>5,657</text:p>
          </table:table-cell>
          <table:table-cell office:value-type="float" office:value="5467" table:style-name="ce13">
            <text:p>5,467</text:p>
          </table:table-cell>
          <table:table-cell office:value-type="float" office:value="772861" table:style-name="ce13">
            <text:p>772,861</text:p>
          </table:table-cell>
          <table:table-cell office:value-type="float" office:value="800086" table:style-name="ce13">
            <text:p>800,086</text:p>
          </table:table-cell>
          <table:table-cell office:value-type="float" office:value="3276676" table:style-name="ce13">
            <text:p>3,276,676</text:p>
          </table:table-cell>
          <table:table-cell office:value-type="float" office:value="1444" table:style-name="ce13">
            <text:p>1,444</text:p>
          </table:table-cell>
          <table:table-cell office:value-type="float" office:value="0.21" table:style-name="ce14">
            <text:p>0.21</text:p>
          </table:table-cell>
          <table:table-cell office:value-type="float" office:value="0.18" table:style-name="ce14">
            <text:p>0.18</text:p>
          </table:table-cell>
          <table:table-cell office:value-type="float" office:value="478.29" table:style-name="ce14">
            <text:p>478.29</text:p>
          </table:table-cell>
          <table:table-cell office:value-type="float" office:value="4635" table:style-name="ce13">
            <text:p>4,635</text:p>
          </table:table-cell>
          <table:table-cell office:value-type="float" office:value="4635" table:style-name="ce13">
            <text:p>4,63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427069" table:style-name="ce13">
            <text:p>1,427,069</text:p>
          </table:table-cell>
          <table:table-cell office:value-type="float" office:value="861934" table:style-name="ce13">
            <text:p>861,934</text:p>
          </table:table-cell>
          <table:table-cell office:value-type="float" office:value="20896" table:style-name="ce13">
            <text:p>20,896</text:p>
          </table:table-cell>
          <table:table-cell office:value-type="float" office:value="10455" table:style-name="ce13">
            <text:p>10,455</text:p>
          </table:table-cell>
          <table:table-cell office:value-type="float" office:value="1495822" table:style-name="ce13">
            <text:p>1,495,822</text:p>
          </table:table-cell>
          <table:table-cell office:value-type="float" office:value="2214646" table:style-name="ce13">
            <text:p>2,214,646</text:p>
          </table:table-cell>
          <table:table-cell office:value-type="float" office:value="5101867" table:style-name="ce13">
            <text:p>5,101,867</text:p>
          </table:table-cell>
          <table:table-cell office:value-type="float" office:value="6071" table:style-name="ce13">
            <text:p>6,071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1890.01" table:style-name="ce14">
            <text:p>1,890.01</text:p>
          </table:table-cell>
          <table:table-cell office:value-type="float" office:value="4674" table:style-name="ce13">
            <text:p>4,674</text:p>
          </table:table-cell>
          <table:table-cell office:value-type="float" office:value="4674" table:style-name="ce13">
            <text:p>4,67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35931" table:style-name="ce13">
            <text:p>1,035,931</text:p>
          </table:table-cell>
          <table:table-cell office:value-type="float" office:value="789977" table:style-name="ce13">
            <text:p>789,977</text:p>
          </table:table-cell>
          <table:table-cell office:value-type="float" office:value="8078" table:style-name="ce13">
            <text:p>8,078</text:p>
          </table:table-cell>
          <table:table-cell office:value-type="float" office:value="8658" table:style-name="ce13">
            <text:p>8,658</text:p>
          </table:table-cell>
          <table:table-cell office:value-type="float" office:value="992478" table:style-name="ce13">
            <text:p>992,478</text:p>
          </table:table-cell>
          <table:table-cell office:value-type="float" office:value="3226887" table:style-name="ce13">
            <text:p>3,226,887</text:p>
          </table:table-cell>
          <table:table-cell office:value-type="float" office:value="3999426" table:style-name="ce13">
            <text:p>3,999,426</text:p>
          </table:table-cell>
          <table:table-cell office:value-type="float" office:value="1269" table:style-name="ce13">
            <text:p>1,269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0" table:style-name="ce14">
            <text:p>0.00</text:p>
          </table:table-cell>
          <table:table-cell office:value-type="float" office:value="594.94000000000005" table:style-name="ce14">
            <text:p>594.9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66844" table:style-name="ce13">
            <text:p>566,844</text:p>
          </table:table-cell>
          <table:table-cell office:value-type="float" office:value="254781" table:style-name="ce13">
            <text:p>254,781</text:p>
          </table:table-cell>
          <table:table-cell office:value-type="float" office:value="9547" table:style-name="ce13">
            <text:p>9,547</text:p>
          </table:table-cell>
          <table:table-cell office:value-type="float" office:value="3676" table:style-name="ce13">
            <text:p>3,676</text:p>
          </table:table-cell>
          <table:table-cell office:value-type="float" office:value="316048" table:style-name="ce13">
            <text:p>316,048</text:p>
          </table:table-cell>
          <table:table-cell office:value-type="float" office:value="490788" table:style-name="ce13">
            <text:p>490,788</text:p>
          </table:table-cell>
          <table:table-cell office:value-type="float" office:value="1572100" table:style-name="ce13">
            <text:p>1,572,100</text:p>
          </table:table-cell>
          <table:table-cell office:value-type="float" office:value="679" table:style-name="ce13">
            <text:p>679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861.92" table:style-name="ce14">
            <text:p>861.92</text:p>
          </table:table-cell>
          <table:table-cell office:value-type="float" office:value="1346" table:style-name="ce13">
            <text:p>1,346</text:p>
          </table:table-cell>
          <table:table-cell office:value-type="float" office:value="1346" table:style-name="ce13">
            <text:p>1,34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8124" table:style-name="ce13">
            <text:p>448,124</text:p>
          </table:table-cell>
          <table:table-cell office:value-type="float" office:value="182900" table:style-name="ce13">
            <text:p>182,900</text:p>
          </table:table-cell>
          <table:table-cell office:value-type="float" office:value="2630" table:style-name="ce13">
            <text:p>2,630</text:p>
          </table:table-cell>
          <table:table-cell office:value-type="float" office:value="1878" table:style-name="ce13">
            <text:p>1,878</text:p>
          </table:table-cell>
          <table:table-cell office:value-type="float" office:value="570164" table:style-name="ce13">
            <text:p>570,164</text:p>
          </table:table-cell>
          <table:table-cell office:value-type="float" office:value="989097" table:style-name="ce13">
            <text:p>989,097</text:p>
          </table:table-cell>
          <table:table-cell office:value-type="float" office:value="1317106" table:style-name="ce13">
            <text:p>1,317,106</text:p>
          </table:table-cell>
          <table:table-cell office:value-type="float" office:value="4100" table:style-name="ce13">
            <text:p>4,100</text:p>
          </table:table-cell>
          <table:table-cell office:value-type="float" office:value="0.17" table:style-name="ce14">
            <text:p>0.17</text:p>
          </table:table-cell>
          <table:table-cell office:value-type="float" office:value="0.15" table:style-name="ce14">
            <text:p>0.15</text:p>
          </table:table-cell>
          <table:table-cell office:value-type="float" office:value="1629.63" table:style-name="ce14">
            <text:p>1,629.63</text:p>
          </table:table-cell>
          <table:table-cell office:value-type="float" office:value="1437" table:style-name="ce13">
            <text:p>1,437</text:p>
          </table:table-cell>
          <table:table-cell office:value-type="float" office:value="1437" table:style-name="ce13">
            <text:p>1,43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4302518" table:style-name="ce13">
            <text:p>4,302,518</text:p>
          </table:table-cell>
          <table:table-cell office:value-type="float" office:value="2884044" table:style-name="ce13">
            <text:p>2,884,044</text:p>
          </table:table-cell>
          <table:table-cell office:value-type="float" office:value="78954" table:style-name="ce13">
            <text:p>78,954</text:p>
          </table:table-cell>
          <table:table-cell office:value-type="float" office:value="17883" table:style-name="ce13">
            <text:p>17,883</text:p>
          </table:table-cell>
          <table:table-cell office:value-type="float" office:value="5860705" table:style-name="ce13">
            <text:p>5,860,705</text:p>
          </table:table-cell>
          <table:table-cell office:value-type="float" office:value="25599039" table:style-name="ce13">
            <text:p>25,599,039</text:p>
          </table:table-cell>
          <table:table-cell office:value-type="float" office:value="28015356" table:style-name="ce13">
            <text:p>28,015,356</text:p>
          </table:table-cell>
          <table:table-cell office:value-type="float" office:value="73367" table:style-name="ce13">
            <text:p>73,367</text:p>
          </table:table-cell>
          <table:table-cell office:value-type="float" office:value="0.06" table:style-name="ce14">
            <text:p>0.06</text:p>
          </table:table-cell>
          <table:table-cell office:value-type="float" office:value="0" table:style-name="ce14">
            <text:p>0.00</text:p>
          </table:table-cell>
          <table:table-cell office:value-type="float" office:value="1830.16" table:style-name="ce14">
            <text:p>1,830.16</text:p>
          </table:table-cell>
          <table:table-cell office:value-type="float" office:value="12209" table:style-name="ce13">
            <text:p>12,209</text:p>
          </table:table-cell>
          <table:table-cell office:value-type="float" office:value="12209" table:style-name="ce13">
            <text:p>12,20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632939" table:style-name="ce13">
            <text:p>7,632,939</text:p>
          </table:table-cell>
          <table:table-cell office:value-type="float" office:value="5473151" table:style-name="ce13">
            <text:p>5,473,151</text:p>
          </table:table-cell>
          <table:table-cell office:value-type="float" office:value="62701" table:style-name="ce13">
            <text:p>62,701</text:p>
          </table:table-cell>
          <table:table-cell office:value-type="float" office:value="34218" table:style-name="ce13">
            <text:p>34,218</text:p>
          </table:table-cell>
          <table:table-cell office:value-type="float" office:value="18303798" table:style-name="ce13">
            <text:p>18,303,798</text:p>
          </table:table-cell>
          <table:table-cell office:value-type="float" office:value="18505335" table:style-name="ce13">
            <text:p>18,505,335</text:p>
          </table:table-cell>
          <table:table-cell office:value-type="float" office:value="42185272" table:style-name="ce13">
            <text:p>42,185,272</text:p>
          </table:table-cell>
          <table:table-cell office:value-type="float" office:value="185541" table:style-name="ce13">
            <text:p>185,541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1565.2" table:style-name="ce14">
            <text:p>1,565.20</text:p>
          </table:table-cell>
          <table:table-cell office:value-type="float" office:value="23622" table:style-name="ce13">
            <text:p>23,622</text:p>
          </table:table-cell>
          <table:table-cell office:value-type="float" office:value="23622" table:style-name="ce13">
            <text:p>23,62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696" table:style-name="ce13">
            <text:p>15,696</text:p>
          </table:table-cell>
          <table:table-cell office:value-type="float" office:value="5469" table:style-name="ce13">
            <text:p>5,469</text:p>
          </table:table-cell>
          <table:table-cell office:value-type="float" office:value="17" table:style-name="ce13">
            <text:p>17</text:p>
          </table:table-cell>
          <table:table-cell office:value-type="float" office:value="74" table:style-name="ce13">
            <text:p>74</text:p>
          </table:table-cell>
          <table:table-cell office:value-type="float" office:value="13781" table:style-name="ce13">
            <text:p>13,781</text:p>
          </table:table-cell>
          <table:table-cell office:value-type="float" office:value="461" table:style-name="ce13">
            <text:p>461</text:p>
          </table:table-cell>
          <table:table-cell office:value-type="float" office:value="157262" table:style-name="ce13">
            <text:p>157,262</text:p>
          </table:table-cell>
          <table:table-cell office:value-type="float" office:value="81" table:style-name="ce13">
            <text:p>81</text:p>
          </table:table-cell>
          <table:table-cell office:value-type="float" office:value="0.1" table:style-name="ce14">
            <text:p>0.10</text:p>
          </table:table-cell>
          <table:table-cell office:value-type="float" office:value="0.1" table:style-name="ce14">
            <text:p>0.10</text:p>
          </table:table-cell>
          <table:table-cell office:value-type="float" office:value="648.04" table:style-name="ce14">
            <text:p>648.04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58336" table:style-name="ce13">
            <text:p>1,058,336</text:p>
          </table:table-cell>
          <table:table-cell office:value-type="float" office:value="632127" table:style-name="ce13">
            <text:p>632,127</text:p>
          </table:table-cell>
          <table:table-cell office:value-type="float" office:value="7449" table:style-name="ce13">
            <text:p>7,449</text:p>
          </table:table-cell>
          <table:table-cell office:value-type="float" office:value="4886" table:style-name="ce13">
            <text:p>4,886</text:p>
          </table:table-cell>
          <table:table-cell office:value-type="float" office:value="1739657" table:style-name="ce13">
            <text:p>1,739,657</text:p>
          </table:table-cell>
          <table:table-cell office:value-type="float" office:value="3620476" table:style-name="ce13">
            <text:p>3,620,476</text:p>
          </table:table-cell>
          <table:table-cell office:value-type="float" office:value="3722277" table:style-name="ce13">
            <text:p>3,722,277</text:p>
          </table:table-cell>
          <table:table-cell office:value-type="float" office:value="10452" table:style-name="ce13">
            <text:p>10,452</text:p>
          </table:table-cell>
          <table:table-cell office:value-type="float" office:value="0.2" table:style-name="ce14">
            <text:p>0.20</text:p>
          </table:table-cell>
          <table:table-cell office:value-type="float" office:value="0.04" table:style-name="ce14">
            <text:p>0.04</text:p>
          </table:table-cell>
          <table:table-cell office:value-type="float" office:value="611.61" table:style-name="ce14">
            <text:p>611.61</text:p>
          </table:table-cell>
          <table:table-cell office:value-type="float" office:value="5507" table:style-name="ce13">
            <text:p>5,507</text:p>
          </table:table-cell>
          <table:table-cell office:value-type="float" office:value="5507" table:style-name="ce13">
            <text:p>5,50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17758" table:style-name="ce13">
            <text:p>2,817,758</text:p>
          </table:table-cell>
          <table:table-cell office:value-type="float" office:value="2110570" table:style-name="ce13">
            <text:p>2,110,570</text:p>
          </table:table-cell>
          <table:table-cell office:value-type="float" office:value="15613" table:style-name="ce13">
            <text:p>15,613</text:p>
          </table:table-cell>
          <table:table-cell office:value-type="float" office:value="32110" table:style-name="ce13">
            <text:p>32,110</text:p>
          </table:table-cell>
          <table:table-cell office:value-type="float" office:value="10154285" table:style-name="ce13">
            <text:p>10,154,285</text:p>
          </table:table-cell>
          <table:table-cell office:value-type="float" office:value="10784858" table:style-name="ce13">
            <text:p>10,784,858</text:p>
          </table:table-cell>
          <table:table-cell office:value-type="float" office:value="19396597" table:style-name="ce13">
            <text:p>19,396,597</text:p>
          </table:table-cell>
          <table:table-cell office:value-type="float" office:value="109309" table:style-name="ce13">
            <text:p>109,309</text:p>
          </table:table-cell>
          <table:table-cell office:value-type="float" office:value="0.31" table:style-name="ce14">
            <text:p>0.31</text:p>
          </table:table-cell>
          <table:table-cell office:value-type="float" office:value="0.06" table:style-name="ce14">
            <text:p>0.06</text:p>
          </table:table-cell>
          <table:table-cell office:value-type="float" office:value="567.69000000000005" table:style-name="ce14">
            <text:p>567.69</text:p>
          </table:table-cell>
          <table:table-cell office:value-type="float" office:value="65808" table:style-name="ce13">
            <text:p>65,808</text:p>
          </table:table-cell>
          <table:table-cell office:value-type="float" office:value="65808" table:style-name="ce13">
            <text:p>65,80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203902" table:style-name="ce13">
            <text:p>203,902</text:p>
          </table:table-cell>
          <table:table-cell office:value-type="float" office:value="102847" table:style-name="ce13">
            <text:p>102,847</text:p>
          </table:table-cell>
          <table:table-cell office:value-type="float" office:value="1024" table:style-name="ce13">
            <text:p>1,024</text:p>
          </table:table-cell>
          <table:table-cell office:value-type="float" office:value="1804" table:style-name="ce13">
            <text:p>1,804</text:p>
          </table:table-cell>
          <table:table-cell office:value-type="float" office:value="289932" table:style-name="ce13">
            <text:p>289,932</text:p>
          </table:table-cell>
          <table:table-cell office:value-type="float" office:value="67906" table:style-name="ce13">
            <text:p>67,906</text:p>
          </table:table-cell>
          <table:table-cell office:value-type="float" office:value="855006" table:style-name="ce13">
            <text:p>855,006</text:p>
          </table:table-cell>
          <table:table-cell office:value-type="float" office:value="1677" table:style-name="ce13">
            <text:p>1,677</text:p>
          </table:table-cell>
          <table:table-cell office:value-type="float" office:value="0.13" table:style-name="ce14">
            <text:p>0.13</text:p>
          </table:table-cell>
          <table:table-cell office:value-type="float" office:value="0.03" table:style-name="ce14">
            <text:p>0.03</text:p>
          </table:table-cell>
          <table:table-cell office:value-type="float" office:value="310.33999999999997" table:style-name="ce14">
            <text:p>310.3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377390" table:style-name="ce13">
            <text:p>377,390</text:p>
          </table:table-cell>
          <table:table-cell office:value-type="float" office:value="251685" table:style-name="ce13">
            <text:p>251,685</text:p>
          </table:table-cell>
          <table:table-cell office:value-type="float" office:value="962" table:style-name="ce13">
            <text:p>962</text:p>
          </table:table-cell>
          <table:table-cell office:value-type="float" office:value="5367" table:style-name="ce13">
            <text:p>5,367</text:p>
          </table:table-cell>
          <table:table-cell office:value-type="float" office:value="1034809" table:style-name="ce13">
            <text:p>1,034,809</text:p>
          </table:table-cell>
          <table:table-cell office:value-type="float" office:value="423506" table:style-name="ce13">
            <text:p>423,506</text:p>
          </table:table-cell>
          <table:table-cell office:value-type="float" office:value="2346523" table:style-name="ce13">
            <text:p>2,346,523</text:p>
          </table:table-cell>
          <table:table-cell office:value-type="float" office:value="4195" table:style-name="ce13">
            <text:p>4,195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1039.5999999999999" table:style-name="ce14">
            <text:p>1,039.60</text:p>
          </table:table-cell>
          <table:table-cell office:value-type="float" office:value="3593" table:style-name="ce13">
            <text:p>3,593</text:p>
          </table:table-cell>
          <table:table-cell office:value-type="float" office:value="3593" table:style-name="ce13">
            <text:p>3,59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60568" table:style-name="ce13">
            <text:p>160,568</text:p>
          </table:table-cell>
          <table:table-cell office:value-type="float" office:value="79038" table:style-name="ce13">
            <text:p>79,038</text:p>
          </table:table-cell>
          <table:table-cell office:value-type="float" office:value="1902" table:style-name="ce13">
            <text:p>1,902</text:p>
          </table:table-cell>
          <table:table-cell office:value-type="float" office:value="918" table:style-name="ce13">
            <text:p>918</text:p>
          </table:table-cell>
          <table:table-cell office:value-type="float" office:value="205994" table:style-name="ce13">
            <text:p>205,994</text:p>
          </table:table-cell>
          <table:table-cell office:value-type="float" office:value="53514" table:style-name="ce13">
            <text:p>53,514</text:p>
          </table:table-cell>
          <table:table-cell office:value-type="float" office:value="540167" table:style-name="ce13">
            <text:p>540,167</text:p>
          </table:table-cell>
          <table:table-cell office:value-type="float" office:value="219" table:style-name="ce13">
            <text:p>219</text:p>
          </table:table-cell>
          <table:table-cell office:value-type="float" office:value="0.31" table:style-name="ce14">
            <text:p>0.31</text:p>
          </table:table-cell>
          <table:table-cell office:value-type="float" office:value="0.01" table:style-name="ce14">
            <text:p>0.01</text:p>
          </table:table-cell>
          <table:table-cell office:value-type="float" office:value="1661.83" table:style-name="ce14">
            <text:p>1,661.83</text:p>
          </table:table-cell>
          <table:table-cell office:value-type="float" office:value="1739" table:style-name="ce13">
            <text:p>1,739</text:p>
          </table:table-cell>
          <table:table-cell office:value-type="float" office:value="1739" table:style-name="ce13">
            <text:p>1,73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32361" table:style-name="ce13">
            <text:p>632,361</text:p>
          </table:table-cell>
          <table:table-cell office:value-type="float" office:value="429654" table:style-name="ce13">
            <text:p>429,654</text:p>
          </table:table-cell>
          <table:table-cell office:value-type="float" office:value="9945" table:style-name="ce13">
            <text:p>9,945</text:p>
          </table:table-cell>
          <table:table-cell office:value-type="float" office:value="6423" table:style-name="ce13">
            <text:p>6,423</text:p>
          </table:table-cell>
          <table:table-cell office:value-type="float" office:value="1827299" table:style-name="ce13">
            <text:p>1,827,299</text:p>
          </table:table-cell>
          <table:table-cell office:value-type="float" office:value="1290627" table:style-name="ce13">
            <text:p>1,290,627</text:p>
          </table:table-cell>
          <table:table-cell office:value-type="float" office:value="5290784" table:style-name="ce13">
            <text:p>5,290,784</text:p>
          </table:table-cell>
          <table:table-cell office:value-type="float" office:value="22209" table:style-name="ce13">
            <text:p>22,209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2488.34" table:style-name="ce14">
            <text:p>2,488.34</text:p>
          </table:table-cell>
          <table:table-cell office:value-type="float" office:value="3965" table:style-name="ce13">
            <text:p>3,965</text:p>
          </table:table-cell>
          <table:table-cell office:value-type="float" office:value="3965" table:style-name="ce13">
            <text:p>3,96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051" table:style-name="ce13">
            <text:p>9,051</text:p>
          </table:table-cell>
          <table:table-cell office:value-type="float" office:value="4864" table:style-name="ce13">
            <text:p>4,864</text:p>
          </table:table-cell>
          <table:table-cell office:value-type="float" office:value="19" table:style-name="ce13">
            <text:p>19</text:p>
          </table:table-cell>
          <table:table-cell office:value-type="float" office:value="20" table:style-name="ce13">
            <text:p>20</text:p>
          </table:table-cell>
          <table:table-cell office:value-type="float" office:value="9117" table:style-name="ce13">
            <text:p>9,117</text:p>
          </table:table-cell>
          <table:table-cell office:value-type="float" office:value="2148" table:style-name="ce13">
            <text:p>2,148</text:p>
          </table:table-cell>
          <table:table-cell office:value-type="float" office:value="40864" table:style-name="ce13">
            <text:p>40,864</text:p>
          </table:table-cell>
          <table:table-cell office:value-type="float" office:value="0" table:style-name="ce13">
            <text:p>0</text:p>
          </table:table-cell>
          <table:table-cell office:value-type="float" office:value="0.05" table:style-name="ce14">
            <text:p>0.05</text:p>
          </table:table-cell>
          <table:table-cell office:value-type="float" office:value="0" table:style-name="ce14">
            <text:p>0.00</text:p>
          </table:table-cell>
          <table:table-cell office:value-type="float" office:value="540.48" table:style-name="ce14">
            <text:p>540.4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976487" table:style-name="ce13">
            <text:p>976,487</text:p>
          </table:table-cell>
          <table:table-cell office:value-type="float" office:value="582731" table:style-name="ce13">
            <text:p>582,731</text:p>
          </table:table-cell>
          <table:table-cell office:value-type="float" office:value="14612" table:style-name="ce13">
            <text:p>14,612</text:p>
          </table:table-cell>
          <table:table-cell office:value-type="float" office:value="5807" table:style-name="ce13">
            <text:p>5,807</text:p>
          </table:table-cell>
          <table:table-cell office:value-type="float" office:value="1529875" table:style-name="ce13">
            <text:p>1,529,875</text:p>
          </table:table-cell>
          <table:table-cell office:value-type="float" office:value="2208636" table:style-name="ce13">
            <text:p>2,208,636</text:p>
          </table:table-cell>
          <table:table-cell office:value-type="float" office:value="4330833" table:style-name="ce13">
            <text:p>4,330,833</text:p>
          </table:table-cell>
          <table:table-cell office:value-type="float" office:value="3591" table:style-name="ce13">
            <text:p>3,591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256.14" table:style-name="ce14">
            <text:p>256.14</text:p>
          </table:table-cell>
          <table:table-cell office:value-type="float" office:value="3597" table:style-name="ce13">
            <text:p>3,597</text:p>
          </table:table-cell>
          <table:table-cell office:value-type="float" office:value="3597" table:style-name="ce13">
            <text:p>3,59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08635" table:style-name="ce13">
            <text:p>108,635</text:p>
          </table:table-cell>
          <table:table-cell office:value-type="float" office:value="52017" table:style-name="ce13">
            <text:p>52,017</text:p>
          </table:table-cell>
          <table:table-cell office:value-type="float" office:value="1890" table:style-name="ce13">
            <text:p>1,890</text:p>
          </table:table-cell>
          <table:table-cell office:value-type="float" office:value="10663" table:style-name="ce13">
            <text:p>10,663</text:p>
          </table:table-cell>
          <table:table-cell office:value-type="float" office:value="173353" table:style-name="ce13">
            <text:p>173,353</text:p>
          </table:table-cell>
          <table:table-cell office:value-type="float" office:value="87831" table:style-name="ce13">
            <text:p>87,831</text:p>
          </table:table-cell>
          <table:table-cell office:value-type="float" office:value="343897" table:style-name="ce13">
            <text:p>343,897</text:p>
          </table:table-cell>
          <table:table-cell office:value-type="float" office:value="150" table:style-name="ce13">
            <text:p>150</text:p>
          </table:table-cell>
          <table:table-cell office:value-type="float" office:value="0.25" table:style-name="ce14">
            <text:p>0.25</text:p>
          </table:table-cell>
          <table:table-cell office:value-type="float" office:value="0.01" table:style-name="ce14">
            <text:p>0.01</text:p>
          </table:table-cell>
          <table:table-cell office:value-type="float" office:value="525.72" table:style-name="ce14">
            <text:p>525.7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6409" table:style-name="ce13">
            <text:p>16,409</text:p>
          </table:table-cell>
          <table:table-cell office:value-type="float" office:value="10923" table:style-name="ce13">
            <text:p>10,923</text:p>
          </table:table-cell>
          <table:table-cell office:value-type="float" office:value="284" table:style-name="ce13">
            <text:p>284</text:p>
          </table:table-cell>
          <table:table-cell office:value-type="float" office:value="65" table:style-name="ce13">
            <text:p>65</text:p>
          </table:table-cell>
          <table:table-cell office:value-type="float" office:value="16454" table:style-name="ce13">
            <text:p>16,454</text:p>
          </table:table-cell>
          <table:table-cell office:value-type="float" office:value="15819" table:style-name="ce13">
            <text:p>15,819</text:p>
          </table:table-cell>
          <table:table-cell office:value-type="float" office:value="93863" table:style-name="ce13">
            <text:p>93,863</text:p>
          </table:table-cell>
          <table:table-cell office:value-type="float" office:value="48" table:style-name="ce13">
            <text:p>48</text:p>
          </table:table-cell>
          <table:table-cell office:value-type="float" office:value="0.31" table:style-name="ce14">
            <text:p>0.31</text:p>
          </table:table-cell>
          <table:table-cell office:value-type="float" office:value="0" table:style-name="ce14">
            <text:p>0.00</text:p>
          </table:table-cell>
          <table:table-cell office:value-type="float" office:value="8911.66" table:style-name="ce14">
            <text:p>8,911.6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72852" table:style-name="ce13">
            <text:p>2,272,852</text:p>
          </table:table-cell>
          <table:table-cell office:value-type="float" office:value="1316680" table:style-name="ce13">
            <text:p>1,316,680</text:p>
          </table:table-cell>
          <table:table-cell office:value-type="float" office:value="35129" table:style-name="ce13">
            <text:p>35,129</text:p>
          </table:table-cell>
          <table:table-cell office:value-type="float" office:value="17726" table:style-name="ce13">
            <text:p>17,726</text:p>
          </table:table-cell>
          <table:table-cell office:value-type="float" office:value="5257108" table:style-name="ce13">
            <text:p>5,257,108</text:p>
          </table:table-cell>
          <table:table-cell office:value-type="float" office:value="4714187" table:style-name="ce13">
            <text:p>4,714,187</text:p>
          </table:table-cell>
          <table:table-cell office:value-type="float" office:value="9185496" table:style-name="ce13">
            <text:p>9,185,496</text:p>
          </table:table-cell>
          <table:table-cell office:value-type="float" office:value="48681" table:style-name="ce13">
            <text:p>48,681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182.61" table:style-name="ce14">
            <text:p>182.61</text:p>
          </table:table-cell>
          <table:table-cell office:value-type="float" office:value="10968" table:style-name="ce13">
            <text:p>10,968</text:p>
          </table:table-cell>
          <table:table-cell office:value-type="float" office:value="10968" table:style-name="ce13">
            <text:p>10,96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550073" table:style-name="ce13">
            <text:p>1,550,073</text:p>
          </table:table-cell>
          <table:table-cell office:value-type="float" office:value="1003215" table:style-name="ce13">
            <text:p>1,003,215</text:p>
          </table:table-cell>
          <table:table-cell office:value-type="float" office:value="9204" table:style-name="ce13">
            <text:p>9,204</text:p>
          </table:table-cell>
          <table:table-cell office:value-type="float" office:value="7092" table:style-name="ce13">
            <text:p>7,092</text:p>
          </table:table-cell>
          <table:table-cell office:value-type="float" office:value="3983681" table:style-name="ce13">
            <text:p>3,983,681</text:p>
          </table:table-cell>
          <table:table-cell office:value-type="float" office:value="4822180" table:style-name="ce13">
            <text:p>4,822,180</text:p>
          </table:table-cell>
          <table:table-cell office:value-type="float" office:value="4387774" table:style-name="ce13">
            <text:p>4,387,774</text:p>
          </table:table-cell>
          <table:table-cell office:value-type="float" office:value="129305" table:style-name="ce13">
            <text:p>129,305</text:p>
          </table:table-cell>
          <table:table-cell office:value-type="float" office:value="0.25" table:style-name="ce14">
            <text:p>0.25</text:p>
          </table:table-cell>
          <table:table-cell office:value-type="float" office:value="0.08" table:style-name="ce14">
            <text:p>0.08</text:p>
          </table:table-cell>
          <table:table-cell office:value-type="float" office:value="104.33" table:style-name="ce14">
            <text:p>104.33</text:p>
          </table:table-cell>
          <table:table-cell office:value-type="float" office:value="10493" table:style-name="ce13">
            <text:p>10,493</text:p>
          </table:table-cell>
          <table:table-cell office:value-type="float" office:value="10493" table:style-name="ce13">
            <text:p>10,49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81953" table:style-name="ce13">
            <text:p>1,181,953</text:p>
          </table:table-cell>
          <table:table-cell office:value-type="float" office:value="555755" table:style-name="ce13">
            <text:p>555,755</text:p>
          </table:table-cell>
          <table:table-cell office:value-type="float" office:value="6914" table:style-name="ce13">
            <text:p>6,914</text:p>
          </table:table-cell>
          <table:table-cell office:value-type="float" office:value="6148" table:style-name="ce13">
            <text:p>6,148</text:p>
          </table:table-cell>
          <table:table-cell office:value-type="float" office:value="1208156" table:style-name="ce13">
            <text:p>1,208,156</text:p>
          </table:table-cell>
          <table:table-cell office:value-type="float" office:value="3190834" table:style-name="ce13">
            <text:p>3,190,834</text:p>
          </table:table-cell>
          <table:table-cell office:value-type="float" office:value="4261788" table:style-name="ce13">
            <text:p>4,261,788</text:p>
          </table:table-cell>
          <table:table-cell office:value-type="float" office:value="15284" table:style-name="ce13">
            <text:p>15,284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731.44" table:style-name="ce14">
            <text:p>731.44</text:p>
          </table:table-cell>
          <table:table-cell office:value-type="float" office:value="2188" table:style-name="ce13">
            <text:p>2,188</text:p>
          </table:table-cell>
          <table:table-cell office:value-type="float" office:value="2188" table:style-name="ce13">
            <text:p>2,1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181934" table:style-name="ce13">
            <text:p>2,181,934</text:p>
          </table:table-cell>
          <table:table-cell office:value-type="float" office:value="1176951" table:style-name="ce13">
            <text:p>1,176,951</text:p>
          </table:table-cell>
          <table:table-cell office:value-type="float" office:value="17712" table:style-name="ce13">
            <text:p>17,712</text:p>
          </table:table-cell>
          <table:table-cell office:value-type="float" office:value="6675" table:style-name="ce13">
            <text:p>6,675</text:p>
          </table:table-cell>
          <table:table-cell office:value-type="float" office:value="3995655" table:style-name="ce13">
            <text:p>3,995,655</text:p>
          </table:table-cell>
          <table:table-cell office:value-type="float" office:value="5389550" table:style-name="ce13">
            <text:p>5,389,550</text:p>
          </table:table-cell>
          <table:table-cell office:value-type="float" office:value="11317807" table:style-name="ce13">
            <text:p>11,317,807</text:p>
          </table:table-cell>
          <table:table-cell office:value-type="float" office:value="71361" table:style-name="ce13">
            <text:p>71,361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964.4" table:style-name="ce14">
            <text:p>964.40</text:p>
          </table:table-cell>
          <table:table-cell office:value-type="float" office:value="6235" table:style-name="ce13">
            <text:p>6,235</text:p>
          </table:table-cell>
          <table:table-cell office:value-type="float" office:value="6235" table:style-name="ce13">
            <text:p>6,23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642488" table:style-name="ce13">
            <text:p>6,642,488</text:p>
          </table:table-cell>
          <table:table-cell office:value-type="float" office:value="4546221" table:style-name="ce13">
            <text:p>4,546,221</text:p>
          </table:table-cell>
          <table:table-cell office:value-type="float" office:value="39663" table:style-name="ce13">
            <text:p>39,663</text:p>
          </table:table-cell>
          <table:table-cell office:value-type="float" office:value="21261" table:style-name="ce13">
            <text:p>21,261</text:p>
          </table:table-cell>
          <table:table-cell office:value-type="float" office:value="12586103" table:style-name="ce13">
            <text:p>12,586,103</text:p>
          </table:table-cell>
          <table:table-cell office:value-type="float" office:value="19017296" table:style-name="ce13">
            <text:p>19,017,296</text:p>
          </table:table-cell>
          <table:table-cell office:value-type="float" office:value="38403039" table:style-name="ce13">
            <text:p>38,403,039</text:p>
          </table:table-cell>
          <table:table-cell office:value-type="float" office:value="228124" table:style-name="ce13">
            <text:p>228,124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872.03" table:style-name="ce14">
            <text:p>872.03</text:p>
          </table:table-cell>
          <table:table-cell office:value-type="float" office:value="18137" table:style-name="ce13">
            <text:p>18,137</text:p>
          </table:table-cell>
          <table:table-cell office:value-type="float" office:value="18137" table:style-name="ce13">
            <text:p>18,13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77698" table:style-name="ce13">
            <text:p>377,698</text:p>
          </table:table-cell>
          <table:table-cell office:value-type="float" office:value="192759" table:style-name="ce13">
            <text:p>192,759</text:p>
          </table:table-cell>
          <table:table-cell office:value-type="float" office:value="4187" table:style-name="ce13">
            <text:p>4,187</text:p>
          </table:table-cell>
          <table:table-cell office:value-type="float" office:value="2588" table:style-name="ce13">
            <text:p>2,588</text:p>
          </table:table-cell>
          <table:table-cell office:value-type="float" office:value="1087211" table:style-name="ce13">
            <text:p>1,087,211</text:p>
          </table:table-cell>
          <table:table-cell office:value-type="float" office:value="961744" table:style-name="ce13">
            <text:p>961,744</text:p>
          </table:table-cell>
          <table:table-cell office:value-type="float" office:value="1007482" table:style-name="ce13">
            <text:p>1,007,482</text:p>
          </table:table-cell>
          <table:table-cell office:value-type="float" office:value="5736" table:style-name="ce13">
            <text:p>5,736</text:p>
          </table:table-cell>
          <table:table-cell office:value-type="float" office:value="0.5" table:style-name="ce14">
            <text:p>0.50</text:p>
          </table:table-cell>
          <table:table-cell office:value-type="float" office:value="0.39" table:style-name="ce14">
            <text:p>0.39</text:p>
          </table:table-cell>
          <table:table-cell office:value-type="float" office:value="168.17" table:style-name="ce14">
            <text:p>168.17</text:p>
          </table:table-cell>
          <table:table-cell office:value-type="float" office:value="4868" table:style-name="ce13">
            <text:p>4,868</text:p>
          </table:table-cell>
          <table:table-cell office:value-type="float" office:value="4868" table:style-name="ce13">
            <text:p>4,86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23023" table:style-name="ce13">
            <text:p>623,023</text:p>
          </table:table-cell>
          <table:table-cell office:value-type="float" office:value="319111" table:style-name="ce13">
            <text:p>319,111</text:p>
          </table:table-cell>
          <table:table-cell office:value-type="float" office:value="3624" table:style-name="ce13">
            <text:p>3,624</text:p>
          </table:table-cell>
          <table:table-cell office:value-type="float" office:value="4109" table:style-name="ce13">
            <text:p>4,109</text:p>
          </table:table-cell>
          <table:table-cell office:value-type="float" office:value="1277946" table:style-name="ce13">
            <text:p>1,277,946</text:p>
          </table:table-cell>
          <table:table-cell office:value-type="float" office:value="2168088" table:style-name="ce13">
            <text:p>2,168,088</text:p>
          </table:table-cell>
          <table:table-cell office:value-type="float" office:value="3121061" table:style-name="ce13">
            <text:p>3,121,061</text:p>
          </table:table-cell>
          <table:table-cell office:value-type="float" office:value="20190" table:style-name="ce13">
            <text:p>20,190</text:p>
          </table:table-cell>
          <table:table-cell office:value-type="float" office:value="0.57999999999999996" table:style-name="ce14">
            <text:p>0.58</text:p>
          </table:table-cell>
          <table:table-cell office:value-type="float" office:value="0" table:style-name="ce14">
            <text:p>0.00</text:p>
          </table:table-cell>
          <table:table-cell office:value-type="float" office:value="382.14" table:style-name="ce14">
            <text:p>382.14</text:p>
          </table:table-cell>
          <table:table-cell office:value-type="float" office:value="7838" table:style-name="ce13">
            <text:p>7,838</text:p>
          </table:table-cell>
          <table:table-cell office:value-type="float" office:value="7838" table:style-name="ce13">
            <text:p>7,83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6078645" table:style-name="ce13">
            <text:p>6,078,645</text:p>
          </table:table-cell>
          <table:table-cell office:value-type="float" office:value="4091774" table:style-name="ce13">
            <text:p>4,091,774</text:p>
          </table:table-cell>
          <table:table-cell office:value-type="float" office:value="57429" table:style-name="ce13">
            <text:p>57,429</text:p>
          </table:table-cell>
          <table:table-cell office:value-type="float" office:value="36854" table:style-name="ce13">
            <text:p>36,854</text:p>
          </table:table-cell>
          <table:table-cell office:value-type="float" office:value="9980509" table:style-name="ce13">
            <text:p>9,980,509</text:p>
          </table:table-cell>
          <table:table-cell office:value-type="float" office:value="21905412" table:style-name="ce13">
            <text:p>21,905,412</text:p>
          </table:table-cell>
          <table:table-cell office:value-type="float" office:value="30989333" table:style-name="ce13">
            <text:p>30,989,333</text:p>
          </table:table-cell>
          <table:table-cell office:value-type="float" office:value="173008" table:style-name="ce13">
            <text:p>173,008</text:p>
          </table:table-cell>
          <table:table-cell office:value-type="float" office:value="0.1" table:style-name="ce14">
            <text:p>0.10</text:p>
          </table:table-cell>
          <table:table-cell office:value-type="float" office:value="0.01" table:style-name="ce14">
            <text:p>0.01</text:p>
          </table:table-cell>
          <table:table-cell office:value-type="float" office:value="1132.01" table:style-name="ce14">
            <text:p>1,132.01</text:p>
          </table:table-cell>
          <table:table-cell office:value-type="float" office:value="13641" table:style-name="ce13">
            <text:p>13,641</text:p>
          </table:table-cell>
          <table:table-cell office:value-type="float" office:value="13641" table:style-name="ce13">
            <text:p>13,64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38742" table:style-name="ce13">
            <text:p>138,742</text:p>
          </table:table-cell>
          <table:table-cell office:value-type="float" office:value="87247" table:style-name="ce13">
            <text:p>87,247</text:p>
          </table:table-cell>
          <table:table-cell office:value-type="float" office:value="196" table:style-name="ce13">
            <text:p>196</text:p>
          </table:table-cell>
          <table:table-cell office:value-type="float" office:value="729" table:style-name="ce13">
            <text:p>729</text:p>
          </table:table-cell>
          <table:table-cell office:value-type="float" office:value="217915" table:style-name="ce13">
            <text:p>217,915</text:p>
          </table:table-cell>
          <table:table-cell office:value-type="float" office:value="88227" table:style-name="ce13">
            <text:p>88,227</text:p>
          </table:table-cell>
          <table:table-cell office:value-type="float" office:value="269977" table:style-name="ce13">
            <text:p>269,977</text:p>
          </table:table-cell>
          <table:table-cell office:value-type="float" office:value="1148" table:style-name="ce13">
            <text:p>1,148</text:p>
          </table:table-cell>
          <table:table-cell office:value-type="float" office:value="0.21" table:style-name="ce14">
            <text:p>0.21</text:p>
          </table:table-cell>
          <table:table-cell office:value-type="float" office:value="0" table:style-name="ce14">
            <text:p>0.00</text:p>
          </table:table-cell>
          <table:table-cell office:value-type="float" office:value="927.27" table:style-name="ce14">
            <text:p>927.27</text:p>
          </table:table-cell>
          <table:table-cell office:value-type="float" office:value="209" table:style-name="ce13">
            <text:p>209</text:p>
          </table:table-cell>
          <table:table-cell office:value-type="float" office:value="209" table:style-name="ce13">
            <text:p>20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3808" table:style-name="ce13">
            <text:p>123,808</text:p>
          </table:table-cell>
          <table:table-cell office:value-type="float" office:value="54108" table:style-name="ce13">
            <text:p>54,108</text:p>
          </table:table-cell>
          <table:table-cell office:value-type="float" office:value="432" table:style-name="ce13">
            <text:p>432</text:p>
          </table:table-cell>
          <table:table-cell office:value-type="float" office:value="425" table:style-name="ce13">
            <text:p>425</text:p>
          </table:table-cell>
          <table:table-cell office:value-type="float" office:value="185581" table:style-name="ce13">
            <text:p>185,581</text:p>
          </table:table-cell>
          <table:table-cell office:value-type="float" office:value="1149771" table:style-name="ce13">
            <text:p>1,149,771</text:p>
          </table:table-cell>
          <table:table-cell office:value-type="float" office:value="345258" table:style-name="ce13">
            <text:p>345,258</text:p>
          </table:table-cell>
          <table:table-cell office:value-type="float" office:value="302" table:style-name="ce13">
            <text:p>302</text:p>
          </table:table-cell>
          <table:table-cell office:value-type="float" office:value="0.18" table:style-name="ce14">
            <text:p>0.18</text:p>
          </table:table-cell>
          <table:table-cell office:value-type="float" office:value="0.04" table:style-name="ce14">
            <text:p>0.04</text:p>
          </table:table-cell>
          <table:table-cell office:value-type="float" office:value="206.67" table:style-name="ce14">
            <text:p>206.6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892089" table:style-name="ce13">
            <text:p>7,892,089</text:p>
          </table:table-cell>
          <table:table-cell office:value-type="float" office:value="4970945" table:style-name="ce13">
            <text:p>4,970,945</text:p>
          </table:table-cell>
          <table:table-cell office:value-type="float" office:value="93720" table:style-name="ce13">
            <text:p>93,720</text:p>
          </table:table-cell>
          <table:table-cell office:value-type="float" office:value="39200" table:style-name="ce13">
            <text:p>39,200</text:p>
          </table:table-cell>
          <table:table-cell office:value-type="float" office:value="15184756" table:style-name="ce13">
            <text:p>15,184,756</text:p>
          </table:table-cell>
          <table:table-cell office:value-type="float" office:value="27344629" table:style-name="ce13">
            <text:p>27,344,629</text:p>
          </table:table-cell>
          <table:table-cell office:value-type="float" office:value="40696310" table:style-name="ce13">
            <text:p>40,696,310</text:p>
          </table:table-cell>
          <table:table-cell office:value-type="float" office:value="568055" table:style-name="ce13">
            <text:p>568,055</text:p>
          </table:table-cell>
          <table:table-cell office:value-type="float" office:value="0.09" table:style-name="ce14">
            <text:p>0.09</text:p>
          </table:table-cell>
          <table:table-cell office:value-type="float" office:value="0" table:style-name="ce14">
            <text:p>0.00</text:p>
          </table:table-cell>
          <table:table-cell office:value-type="float" office:value="489.62" table:style-name="ce14">
            <text:p>489.62</text:p>
          </table:table-cell>
          <table:table-cell office:value-type="float" office:value="41852" table:style-name="ce13">
            <text:p>41,852</text:p>
          </table:table-cell>
          <table:table-cell office:value-type="float" office:value="41852" table:style-name="ce13">
            <text:p>41,85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9906" table:style-name="ce13">
            <text:p>599,906</text:p>
          </table:table-cell>
          <table:table-cell office:value-type="float" office:value="199810" table:style-name="ce13">
            <text:p>199,810</text:p>
          </table:table-cell>
          <table:table-cell office:value-type="float" office:value="746" table:style-name="ce13">
            <text:p>746</text:p>
          </table:table-cell>
          <table:table-cell office:value-type="float" office:value="5375" table:style-name="ce13">
            <text:p>5,375</text:p>
          </table:table-cell>
          <table:table-cell office:value-type="float" office:value="504332" table:style-name="ce13">
            <text:p>504,332</text:p>
          </table:table-cell>
          <table:table-cell office:value-type="float" office:value="812843" table:style-name="ce13">
            <text:p>812,843</text:p>
          </table:table-cell>
          <table:table-cell office:value-type="float" office:value="838373" table:style-name="ce13">
            <text:p>838,373</text:p>
          </table:table-cell>
          <table:table-cell office:value-type="float" office:value="4717" table:style-name="ce13">
            <text:p>4,717</text:p>
          </table:table-cell>
          <table:table-cell office:value-type="float" office:value="1.49" table:style-name="ce14">
            <text:p>1.49</text:p>
          </table:table-cell>
          <table:table-cell office:value-type="float" office:value="0.64" table:style-name="ce14">
            <text:p>0.64</text:p>
          </table:table-cell>
          <table:table-cell office:value-type="float" office:value="150.84" table:style-name="ce14">
            <text:p>150.84</text:p>
          </table:table-cell>
          <table:table-cell office:value-type="float" office:value="852" table:style-name="ce13">
            <text:p>852</text:p>
          </table:table-cell>
          <table:table-cell office:value-type="float" office:value="852" table:style-name="ce13">
            <text:p>85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69567" table:style-name="ce13">
            <text:p>169,567</text:p>
          </table:table-cell>
          <table:table-cell office:value-type="float" office:value="98114" table:style-name="ce13">
            <text:p>98,114</text:p>
          </table:table-cell>
          <table:table-cell office:value-type="float" office:value="2316" table:style-name="ce13">
            <text:p>2,316</text:p>
          </table:table-cell>
          <table:table-cell office:value-type="float" office:value="2471" table:style-name="ce13">
            <text:p>2,471</text:p>
          </table:table-cell>
          <table:table-cell office:value-type="float" office:value="238694" table:style-name="ce13">
            <text:p>238,694</text:p>
          </table:table-cell>
          <table:table-cell office:value-type="float" office:value="0" table:style-name="ce13">
            <text:p>0</text:p>
          </table:table-cell>
          <table:table-cell office:value-type="float" office:value="3135007" table:style-name="ce13">
            <text:p>3,135,007</text:p>
          </table:table-cell>
          <table:table-cell office:value-type="float" office:value="443" table:style-name="ce13">
            <text:p>443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1282.1400000000001" table:style-name="ce14">
            <text:p>1,282.14</text:p>
          </table:table-cell>
          <table:table-cell office:value-type="float" office:value="3424" table:style-name="ce13">
            <text:p>3,424</text:p>
          </table:table-cell>
          <table:table-cell office:value-type="float" office:value="3424" table:style-name="ce13">
            <text:p>3,42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2853092" table:style-name="ce13">
            <text:p>52,853,092</text:p>
          </table:table-cell>
          <table:table-cell office:value-type="float" office:value="33973211" table:style-name="ce13">
            <text:p>33,973,211</text:p>
          </table:table-cell>
          <table:table-cell office:value-type="float" office:value="517610" table:style-name="ce13">
            <text:p>517,610</text:p>
          </table:table-cell>
          <table:table-cell office:value-type="float" office:value="304454" table:style-name="ce13">
            <text:p>304,454</text:p>
          </table:table-cell>
          <table:table-cell office:value-type="float" office:value="101534712" table:style-name="ce13">
            <text:p>101,534,712</text:p>
          </table:table-cell>
          <table:table-cell office:value-type="float" office:value="162076489" table:style-name="ce13">
            <text:p>162,076,489</text:p>
          </table:table-cell>
          <table:table-cell office:value-type="float" office:value="272107878" table:style-name="ce13">
            <text:p>272,107,878</text:p>
          </table:table-cell>
          <table:table-cell office:value-type="float" office:value="1691997" table:style-name="ce13">
            <text:p>1,691,997</text:p>
          </table:table-cell>
          <table:table-cell office:value-type="float" office:value="0.13046382902579845" table:style-name="ce14">
            <text:p>0.13</text:p>
          </table:table-cell>
          <table:table-cell office:value-type="float" office:value="0.02" table:style-name="ce14">
            <text:p>0.02</text:p>
          </table:table-cell>
          <table:table-cell office:value-type="float" office:value="584.43451669271406" table:style-name="ce14">
            <text:p>584.43</text:p>
          </table:table-cell>
          <table:table-cell office:value-type="float" office:value="255544" table:style-name="ce13">
            <text:p>255,544</text:p>
          </table:table-cell>
          <table:table-cell office:value-type="float" office:value="255544" table:style-name="ce13">
            <text:p>255,544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4" table:style-name="ro6">
          <table:table-cell table:number-columns-repeated="16384" table:style-name="ce15"/>
        </table:table-row>
        <table:table-row table:number-rows-repeated="1048518" table:style-name="ro2">
          <table:table-cell table:number-columns-repeated="16384"/>
        </table:table-row>
        <table:named-expressions>
          <table:named-range table:name="外部資料_1" table:cell-range-address="11101.$A$1:11101.$N$23" table:base-cell-address="11101.$A$1"/>
          <table:named-range table:name="外部資料_10" table:cell-range-address="11101.$A$1:11101.$N$23" table:base-cell-address="11101.$A$1"/>
          <table:named-range table:name="外部資料_11" table:cell-range-address="11101.$A$1:11101.$N$23" table:base-cell-address="11101.$A$1"/>
          <table:named-range table:name="外部資料_12" table:cell-range-address="11101.$A$1:11101.$N$23" table:base-cell-address="11101.$A$1"/>
          <table:named-range table:name="外部資料_13" table:cell-range-address="11101.$A$1:11101.$N$23" table:base-cell-address="11101.$A$1"/>
          <table:named-range table:name="外部資料_14" table:cell-range-address="11101.$A$1:11101.$N$23" table:base-cell-address="11101.$A$1"/>
          <table:named-range table:name="外部資料_15" table:cell-range-address="11101.$A$1:11101.$N$23" table:base-cell-address="11101.$A$1"/>
          <table:named-range table:name="外部資料_16" table:cell-range-address="11101.$A$1:11101.$N$23" table:base-cell-address="11101.$A$1"/>
          <table:named-range table:name="外部資料_17" table:cell-range-address="11101.$A$1:11101.$N$23" table:base-cell-address="11101.$A$1"/>
          <table:named-range table:name="外部資料_18" table:cell-range-address="11101.$A$1:11101.$N$23" table:base-cell-address="11101.$A$1"/>
          <table:named-range table:name="外部資料_19" table:cell-range-address="11101.$A$1:11101.$N$23" table:base-cell-address="11101.$A$1"/>
          <table:named-range table:name="外部資料_2" table:cell-range-address="11101.$A$1:11101.$N$23" table:base-cell-address="11101.$A$1"/>
          <table:named-range table:name="外部資料_20" table:cell-range-address="11101.$A$1:11101.$N$23" table:base-cell-address="11101.$A$1"/>
          <table:named-range table:name="外部資料_21" table:cell-range-address="11101.$A$1:11101.$N$23" table:base-cell-address="11101.$A$1"/>
          <table:named-range table:name="外部資料_22" table:cell-range-address="11101.$A$1:11101.$N$23" table:base-cell-address="11101.$A$1"/>
          <table:named-range table:name="外部資料_23" table:cell-range-address="11101.$A$1:11101.$N$23" table:base-cell-address="11101.$A$1"/>
          <table:named-range table:name="外部資料_24" table:cell-range-address="11101.$A$1:11101.$N$23" table:base-cell-address="11101.$A$1"/>
          <table:named-range table:name="外部資料_25" table:cell-range-address="11101.$A$1:11101.$N$23" table:base-cell-address="11101.$A$1"/>
          <table:named-range table:name="外部資料_26" table:cell-range-address="11101.$A$1:11101.$N$23" table:base-cell-address="11101.$A$1"/>
          <table:named-range table:name="外部資料_27" table:cell-range-address="11101.$A$1:11101.$N$23" table:base-cell-address="11101.$A$1"/>
          <table:named-range table:name="外部資料_28" table:cell-range-address="11101.$A$1:11101.$N$23" table:base-cell-address="11101.$A$1"/>
          <table:named-range table:name="外部資料_29" table:cell-range-address="11101.$A$1:11101.$N$23" table:base-cell-address="11101.$A$1"/>
          <table:named-range table:name="外部資料_3" table:cell-range-address="11101.$A$1:11101.$N$23" table:base-cell-address="11101.$A$1"/>
          <table:named-range table:name="外部資料_30" table:cell-range-address="11101.$A$1:11101.$N$23" table:base-cell-address="11101.$A$1"/>
          <table:named-range table:name="外部資料_31" table:cell-range-address="11101.$A$1:11101.$N$23" table:base-cell-address="11101.$A$1"/>
          <table:named-range table:name="外部資料_32" table:cell-range-address="11101.$A$1:11101.$N$23" table:base-cell-address="11101.$A$1"/>
          <table:named-range table:name="外部資料_33" table:cell-range-address="11101.$A$1:11101.$N$23" table:base-cell-address="11101.$A$1"/>
          <table:named-range table:name="外部資料_34" table:cell-range-address="11101.$A$1:11101.$N$23" table:base-cell-address="11101.$A$1"/>
          <table:named-range table:name="外部資料_35" table:cell-range-address="11101.$A$1:11101.$N$23" table:base-cell-address="11101.$A$1"/>
          <table:named-range table:name="外部資料_36" table:cell-range-address="11101.$A$1:11101.$N$23" table:base-cell-address="11101.$A$1"/>
          <table:named-range table:name="外部資料_37" table:cell-range-address="11101.$A$1:11101.$N$23" table:base-cell-address="11101.$A$1"/>
          <table:named-range table:name="外部資料_38" table:cell-range-address="11101.$A$1:11101.$N$23" table:base-cell-address="11101.$A$1"/>
          <table:named-range table:name="外部資料_39" table:cell-range-address="11101.$A$1:11101.$N$23" table:base-cell-address="11101.$A$1"/>
          <table:named-range table:name="外部資料_4" table:cell-range-address="11101.$A$1:11101.$N$23" table:base-cell-address="11101.$A$1"/>
          <table:named-range table:name="外部資料_40" table:cell-range-address="11101.$A$1:11101.$N$23" table:base-cell-address="11101.$A$1"/>
          <table:named-range table:name="外部資料_41" table:cell-range-address="11101.$A$1:11101.$N$23" table:base-cell-address="11101.$A$1"/>
          <table:named-range table:name="外部資料_42" table:cell-range-address="11101.$A$1:11101.$N$23" table:base-cell-address="11101.$A$1"/>
          <table:named-range table:name="外部資料_43" table:cell-range-address="11101.$A$1:11101.$N$23" table:base-cell-address="11101.$A$1"/>
          <table:named-range table:name="外部資料_44" table:cell-range-address="11101.$A$1:11101.$N$23" table:base-cell-address="11101.$A$1"/>
          <table:named-range table:name="外部資料_45" table:cell-range-address="11101.$A$1:11101.$N$23" table:base-cell-address="11101.$A$1"/>
          <table:named-range table:name="外部資料_46" table:cell-range-address="11101.$A$1:11101.$N$23" table:base-cell-address="11101.$A$1"/>
          <table:named-range table:name="外部資料_47" table:cell-range-address="11101.$A$1:11101.$N$23" table:base-cell-address="11101.$A$1"/>
          <table:named-range table:name="外部資料_48" table:cell-range-address="11101.$A$1:11101.$N$23" table:base-cell-address="11101.$A$1"/>
          <table:named-range table:name="外部資料_49" table:cell-range-address="11101.$A$1:11101.$N$23" table:base-cell-address="11101.$A$1"/>
          <table:named-range table:name="外部資料_5" table:cell-range-address="11101.$A$1:11101.$N$23" table:base-cell-address="11101.$A$1"/>
          <table:named-range table:name="外部資料_50" table:cell-range-address="11101.$A$1:11101.$N$23" table:base-cell-address="11101.$A$1"/>
          <table:named-range table:name="外部資料_51" table:cell-range-address="11101.$A$1:11101.$N$23" table:base-cell-address="11101.$A$1"/>
          <table:named-range table:name="外部資料_52" table:cell-range-address="11101.$A$1:11101.$N$23" table:base-cell-address="11101.$A$1"/>
          <table:named-range table:name="外部資料_53" table:cell-range-address="11101.$A$1:11101.$N$23" table:base-cell-address="11101.$A$1"/>
          <table:named-range table:name="外部資料_54" table:cell-range-address="11101.$A$1:11101.$N$23" table:base-cell-address="11101.$A$1"/>
          <table:named-range table:name="外部資料_55" table:cell-range-address="11101.$A$1:11101.$N$23" table:base-cell-address="11101.$A$1"/>
          <table:named-range table:name="外部資料_56" table:cell-range-address="11101.$A$1:11101.$N$23" table:base-cell-address="11101.$A$1"/>
          <table:named-range table:name="外部資料_57" table:cell-range-address="11101.$A$1:11101.$N$23" table:base-cell-address="11101.$A$1"/>
          <table:named-range table:name="外部資料_58" table:cell-range-address="11101.$A$1:11101.$N$23" table:base-cell-address="11101.$A$1"/>
          <table:named-range table:name="外部資料_59" table:cell-range-address="11101.$A$1:11101.$N$23" table:base-cell-address="11101.$A$1"/>
          <table:named-range table:name="外部資料_6" table:cell-range-address="11101.$A$1:11101.$N$23" table:base-cell-address="11101.$A$1"/>
          <table:named-range table:name="外部資料_60" table:cell-range-address="11101.$A$1:11101.$N$23" table:base-cell-address="11101.$A$1"/>
          <table:named-range table:name="外部資料_61" table:cell-range-address="11101.$A$1:11101.$N$23" table:base-cell-address="11101.$A$1"/>
          <table:named-range table:name="外部資料_62" table:cell-range-address="11101.$A$1:11101.$N$23" table:base-cell-address="11101.$A$1"/>
          <table:named-range table:name="外部資料_63" table:cell-range-address="11101.$A$1:11101.$N$23" table:base-cell-address="11101.$A$1"/>
          <table:named-range table:name="外部資料_64" table:cell-range-address="11101.$A$1:11101.$N$23" table:base-cell-address="11101.$A$1"/>
          <table:named-range table:name="外部資料_65" table:cell-range-address="11101.$A$1:11101.$N$23" table:base-cell-address="11101.$A$1"/>
          <table:named-range table:name="外部資料_66" table:cell-range-address="11101.$A$1:11101.$N$23" table:base-cell-address="11101.$A$1"/>
          <table:named-range table:name="外部資料_67" table:cell-range-address="11101.$A$1:11101.$N$23" table:base-cell-address="11101.$A$1"/>
          <table:named-range table:name="外部資料_68" table:cell-range-address="11101.$A$1:11101.$N$23" table:base-cell-address="11101.$A$1"/>
          <table:named-range table:name="外部資料_69" table:cell-range-address="11101.$A$1:11101.$N$23" table:base-cell-address="11101.$A$1"/>
          <table:named-range table:name="外部資料_7" table:cell-range-address="11101.$A$1:11101.$N$23" table:base-cell-address="11101.$A$1"/>
          <table:named-range table:name="外部資料_70" table:cell-range-address="11101.$A$1:11101.$N$23" table:base-cell-address="11101.$A$1"/>
          <table:named-range table:name="外部資料_71" table:cell-range-address="11101.$A$1:11101.$N$23" table:base-cell-address="11101.$A$1"/>
          <table:named-range table:name="外部資料_72" table:cell-range-address="11101.$A$1:11101.$N$23" table:base-cell-address="11101.$A$1"/>
          <table:named-range table:name="外部資料_73" table:cell-range-address="11101.$A$1:11101.$N$23" table:base-cell-address="11101.$A$1"/>
          <table:named-range table:name="外部資料_74" table:cell-range-address="11101.$A$1:11101.$N$23" table:base-cell-address="11101.$A$1"/>
          <table:named-range table:name="外部資料_75" table:cell-range-address="11101.$A$1:11101.$N$23" table:base-cell-address="11101.$A$1"/>
          <table:named-range table:name="外部資料_76" table:cell-range-address="11101.$A$1:11101.$N$23" table:base-cell-address="11101.$A$1"/>
          <table:named-range table:name="外部資料_8" table:cell-range-address="11101.$A$1:11101.$N$23" table:base-cell-address="11101.$A$1"/>
          <table:named-range table:name="外部資料_9" table:cell-range-address="11101.$A$1:11101.$N$23" table:base-cell-address="111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2-02-25T02:33:05Z</meta:creation-date>
    <dc:date>2022-02-25T02:33:07Z</dc:date>
    <meta:print-date>2022-02-25T02:33:06Z</meta:print-date>
  </office:meta>
</office:document-meta>
</file>